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CII85OutputStream.write( int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SCII85OutputStream.convertWord( long w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SCII85OutputStream.checkedWrite( byte [ ] buf , int len , boolean nospl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CII85OutputStream.ASCII85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85OutputStream.checkedWrite( byte [ ] bu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85OutputStream.checkedWrite( byte [ ]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85OutputStream.checkedWrite( byte [ ] buf , boolean nospl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85OutputStream.finalize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SCII85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